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5" style:family="paragraph" style:parent-style-name="Heading_20_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/>
      <style:text-properties fo:color="#575b5f" loext:opacity="100%" style:font-name="Google Sans Text" loext:padding="0cm" loext:border="none"/>
    </style:style>
    <style:style style:name="P8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</style:style>
    <style:style style:name="P11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T1" style:family="text">
      <style:text-properties fo:font-weight="bold" loext:padding="0cm" loext:border="none"/>
    </style:style>
    <style:style style:name="T2" style:family="text">
      <style:text-properties fo:color="#1b1c1d" loext:opacity="100%" style:font-name="Google Sans Text"/>
    </style:style>
    <style:style style:name="T3" style:family="text">
      <style:text-properties fo:color="#575b5f" loext:opacity="100%" style:font-name="Google Sans Text" loext:padding="0cm" loext:border="none"/>
    </style:style>
    <style:style style:name="T4" style:family="text">
      <style:text-properties fo:color="#1b1c1d" loext:opacity="100%" fo:font-family="'Google Sans', sans-serif"/>
    </style:style>
    <style:style style:name="T5" style:family="text">
      <style:text-properties fo:font-variant="normal" fo:text-transform="none" fo:color="#5f6368" loext:opacity="100%" style:font-name="Google Sans Text" fo:font-size="10.5pt" fo:font-style="normal" fo:font-weight="normal" loext:padding="0cm" loext:border="none"/>
    </style:style>
    <style:style style:name="T6" style:family="text">
      <style:text-properties fo:font-variant="normal" fo:text-transform="none" fo:color="#b55908" loext:opacity="100%" style:font-name="Google Sans Text" fo:font-size="10.5pt" fo:font-style="normal" fo:font-weight="normal" loext:padding="0cm" loext:border="none"/>
    </style:style>
    <style:style style:name="T7" style:family="text">
      <style:text-properties fo:font-variant="normal" fo:text-transform="none" fo:color="#575b5f" loext:opacity="100%" loext:padding="0cm" loext:border="none"/>
    </style:style>
    <style:style style:name="T8" style:family="text">
      <style:text-properties fo:font-variant="normal" fo:text-transform="none" fo:color="#575b5f" loext:opacity="100%" style:font-name="Google Sans Text" fo:font-size="10.5pt" fo:font-style="normal" fo:font-weight="normal" loext:padding="0cm" loext:border="none"/>
    </style:style>
    <style:style style:name="T9" style:family="text">
      <style:text-properties fo:font-variant="normal" fo:text-transform="none" fo:color="#188038" loext:opacity="100%" style:font-name="Google Sans Text" fo:font-size="10.5pt" fo:font-style="normal" fo:font-weight="normal" loext:padding="0cm" loext:border="none"/>
    </style:style>
    <style:style style:name="T10" style:family="text">
      <style:text-properties fo:color="#1b1c1d" loext:opacity="100%" style:font-name="Google Sans Text" fo:font-weight="bold" loext:padding="0cm" loext:border="none"/>
    </style:style>
    <style:style style:name="T11" style:family="text">
      <style:text-properties fo:font-variant="normal" fo:text-transform="none" fo:color="#8430ce" loext:opacity="100%" style:font-name="Google Sans Text" fo:font-size="10.5pt" fo:font-style="normal" fo:font-weight="normal" loext:padding="0cm" loext:border="none"/>
    </style:style>
    <style:style style:name="T12" style:family="text">
      <style:text-properties fo:font-variant="normal" fo:text-transform="none" fo:color="#996900" loext:opacity="100%" style:font-name="Google Sans Text" fo:font-size="10.5pt" fo:font-style="normal" fo:font-weight="normal" loext:padding="0cm" loext:border="none"/>
    </style:style>
    <style:style style:name="T13" style:family="text">
      <style:text-properties fo:font-variant="normal" fo:text-transform="none" fo:color="#1967d2" loext:opacity="100%" style:font-name="Google Sans Text" fo:font-size="10.5pt" fo:font-style="normal" fo:font-weight="normal" loext:padding="0cm" loext:border="none"/>
    </style:style>
    <style:style style:name="T14" style:family="text">
      <style:text-properties fo:font-variant="normal" fo:text-transform="none" fo:color="#1b1c1d" loext:opacity="100%" style:font-name="Google Sans Text" fo:font-size="10.5pt" fo:font-style="normal" fo:font-weight="normal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 certeza! Acessar uma aplicação web (geralmente uma <text:span text:style-name="T1">API REST</text:span>) é uma das tarefas mais comuns no desenvolvimento Flutter.</text:p>
      <text:section text:style-name="Sect1" text:name="model-response-message-contentr_77ec19dfaf6b37c7">
        <text:p text:style-name="P1">Para este exemplo, usaremos a API de testes pública <text:span text:style-name="T1">JSONPlaceholder</text:span> para buscar uma lista de "Postagens" (Posts).</text:p>
        <text:p text:style-name="P2">O processo envolve:</text:p>
        <text:list text:style-name="L1">
          <text:list-item>
            <text:p text:style-name="P3"><text:span text:style-name="T2">Adicionar o pacote </text:span><text:span text:style-name="Source_20_Text"><text:span text:style-name="T3">http</text:span></text:span><text:span text:style-name="T2">.</text:span></text:p>
          </text:list-item>
          <text:list-item>
            <text:p text:style-name="P4">Criar um <text:span text:style-name="T1">Modelo</text:span> Dart para mapear o JSON da API.</text:p>
          </text:list-item>
          <text:list-item>
            <text:p text:style-name="P4">Criar um <text:span text:style-name="T1">Serviço</text:span> para fazer a requisição HTTP.</text:p>
          </text:list-item>
          <text:list-item>
            <text:p text:style-name="P3"><text:span text:style-name="T2">Usar o </text:span><text:span text:style-name="Source_20_Text"><text:span text:style-name="T3">FutureBuilder</text:span></text:span><text:span text:style-name="T2"> na tela para exibir os dados de forma assíncrona.</text:span></text:p>
          </text:list-item>
        </text:list>
        <text:p text:style-name="Horizontal_20_Line"/>
        <text:h text:style-name="P5" text:outline-level="3"><text:span text:style-name="T4">1. </text:span><text:span text:style-name="Source_20_Text"><text:span text:style-name="T3">pubspec.yaml</text:span></text:span><text:span text:style-name="T4"> (Adicionar Dependência)</text:span></text:h>
        <text:p text:style-name="P6"><text:span text:style-name="T2">Adicione o pacote </text:span><text:span text:style-name="Source_20_Text"><text:span text:style-name="T3">http</text:span></text:span><text:span text:style-name="T2"> na seção </text:span><text:span text:style-name="Source_20_Text"><text:span text:style-name="T3">dependencies</text:span></text:span><text:span text:style-name="T2"> do seu </text:span><text:span text:style-name="Source_20_Text"><text:span text:style-name="T3">pubspec.yaml</text:span></text:span><text:span text:style-name="T2">:</text:span></text:p>
        <text:p text:style-name="P7">YAML</text:p>
        <text:p text:style-name="P8"><text:span text:style-name="Source_20_Text"><text:span text:style-name="T5"># pubspec.yaml</text:span></text:span></text:p>
        <text:p text:style-name="P9"/>
        <text:p text:style-name="P10"><text:span text:style-name="Source_20_Text"><text:span text:style-name="T6">dependencies:</text:span></text:span></text:p>
        <text:p text:style-name="P10"><text:span text:style-name="Source_20_Text"><text:span text:style-name="T7"><text:s text:c="2"/></text:span></text:span><text:span text:style-name="Source_20_Text"><text:span text:style-name="T6">flutter:</text:span></text:span></text:p>
        <text:p text:style-name="P10"><text:span text:style-name="Source_20_Text"><text:span text:style-name="T7"><text:s text:c="4"/></text:span></text:span><text:span text:style-name="Source_20_Text"><text:span text:style-name="T6">sdk:</text:span></text:span><text:span text:style-name="Source_20_Text"><text:span text:style-name="T8"> </text:span></text:span><text:span text:style-name="Source_20_Text"><text:span text:style-name="T9">flutter</text:span></text:span></text:p>
        <text:p text:style-name="P10"><text:span text:style-name="Source_20_Text"><text:span text:style-name="T7"><text:s text:c="2"/></text:span></text:span><text:span text:style-name="Source_20_Text"><text:span text:style-name="T6">cupertino_icons:</text:span></text:span><text:span text:style-name="Source_20_Text"><text:span text:style-name="T8"> </text:span></text:span><text:span text:style-name="Source_20_Text"><text:span text:style-name="T9">^1.0.6</text:span></text:span></text:p>
        <text:p text:style-name="P10"><text:span text:style-name="Source_20_Text"><text:span text:style-name="T7"><text:s text:c="2"/></text:span></text:span><text:span text:style-name="Source_20_Text"><text:span text:style-name="T6">http:</text:span></text:span><text:span text:style-name="Source_20_Text"><text:span text:style-name="T8"> </text:span></text:span><text:span text:style-name="Source_20_Text"><text:span text:style-name="T9">^1.1.0</text:span></text:span><text:span text:style-name="Source_20_Text"><text:span text:style-name="T8"> </text:span></text:span><text:span text:style-name="Source_20_Text"><text:span text:style-name="T5"># Pacote para fazer requisições HTTP</text:span></text:span></text:p>
        <text:p text:style-name="P6"><text:span text:style-name="T10">Ação:</text:span><text:span text:style-name="T2"> Salve e execute </text:span><text:span text:style-name="Source_20_Text"><text:span text:style-name="T3">flutter pub get</text:span></text:span><text:span text:style-name="T2"> no terminal.</text:span></text:p>
        <text:p text:style-name="Horizontal_20_Line"/>
        <text:h text:style-name="P5" text:outline-level="3"><text:span text:style-name="T4">2. </text:span><text:span text:style-name="Source_20_Text"><text:span text:style-name="T3">lib/models/post.dart</text:span></text:span><text:span text:style-name="T4"> (O Modelo)</text:span></text:h>
        <text:p text:style-name="P11">Este modelo vai mapear a estrutura JSON retornada pela API.</text:p>
        <text:p text:style-name="P7">Dart</text:p>
        <text:p text:style-name="P8"><text:span text:style-name="Source_20_Text"><text:span text:style-name="T5">// lib/models/post.dart</text:span></text:span></text:p>
        <text:p text:style-name="P9"/>
        <text:p text:style-name="P10"><text:span text:style-name="Source_20_Text"><text:span text:style-name="T11">class</text:span></text:span><text:span text:style-name="Source_20_Text"><text:span text:style-name="T12"> Post </text:span></text:span><text:span text:style-name="Source_20_Text"><text:span text:style-name="T8">{</text:span></text:span></text:p>
        <text:p text:style-name="P10"><text:span text:style-name="Source_20_Text"><text:span text:style-name="T7"><text:s text:c="2"/></text:span></text:span><text:span text:style-name="Source_20_Text"><text:span text:style-name="T11">final</text:span></text:span><text:span text:style-name="Source_20_Text"><text:span text:style-name="T8"> </text:span></text:span><text:span text:style-name="Source_20_Text"><text:span text:style-name="T13">int</text:span></text:span><text:span text:style-name="Source_20_Text"><text:span text:style-name="T8"> userId;</text:span></text:span></text:p>
        <text:p text:style-name="P10"><text:span text:style-name="Source_20_Text"><text:span text:style-name="T7"><text:s text:c="2"/></text:span></text:span><text:span text:style-name="Source_20_Text"><text:span text:style-name="T11">final</text:span></text:span><text:span text:style-name="Source_20_Text"><text:span text:style-name="T8"> </text:span></text:span><text:span text:style-name="Source_20_Text"><text:span text:style-name="T13">int</text:span></text:span><text:span text:style-name="Source_20_Text"><text:span text:style-name="T8"> id;</text:span></text:span></text:p>
        <text:p text:style-name="P10"><text:span text:style-name="Source_20_Text"><text:span text:style-name="T7"><text:s text:c="2"/></text:span></text:span><text:span text:style-name="Source_20_Text"><text:span text:style-name="T11">final</text:span></text:span><text:span text:style-name="Source_20_Text"><text:span text:style-name="T8"> </text:span></text:span><text:span text:style-name="Source_20_Text"><text:span text:style-name="T13">String</text:span></text:span><text:span text:style-name="Source_20_Text"><text:span text:style-name="T8"> title;</text:span></text:span></text:p>
        <text:p text:style-name="P10"><text:span text:style-name="Source_20_Text"><text:span text:style-name="T7"><text:s text:c="2"/></text:span></text:span><text:span text:style-name="Source_20_Text"><text:span text:style-name="T11">final</text:span></text:span><text:span text:style-name="Source_20_Text"><text:span text:style-name="T8"> </text:span></text:span><text:span text:style-name="Source_20_Text"><text:span text:style-name="T13">String</text:span></text:span><text:span text:style-name="Source_20_Text"><text:span text:style-name="T8"> body;</text:span></text:span></text:p>
        <text:p text:style-name="P9"/>
        <text:p text:style-name="P9"><text:span text:style-name="Source_20_Text"><text:span text:style-name="T7"><text:s text:c="2"/></text:span></text:span><text:span text:style-name="Source_20_Text"><text:span text:style-name="T8">Post({</text:span></text:span></text:p>
        <text:p text:style-name="P10"><text:span text:style-name="Source_20_Text"><text:span text:style-name="T7"><text:s text:c="4"/></text:span></text:span><text:span text:style-name="Source_20_Text"><text:span text:style-name="T11">required</text:span></text:span><text:span text:style-name="Source_20_Text"><text:span text:style-name="T8"> </text:span></text:span><text:span text:style-name="Source_20_Text"><text:span text:style-name="T11">this</text:span></text:span><text:span text:style-name="Source_20_Text"><text:span text:style-name="T8">.userId,</text:span></text:span></text:p>
        <text:p text:style-name="P10"><text:span text:style-name="Source_20_Text"><text:span text:style-name="T7"><text:s text:c="4"/></text:span></text:span><text:span text:style-name="Source_20_Text"><text:span text:style-name="T11">required</text:span></text:span><text:span text:style-name="Source_20_Text"><text:span text:style-name="T8"> </text:span></text:span><text:span text:style-name="Source_20_Text"><text:span text:style-name="T11">this</text:span></text:span><text:span text:style-name="Source_20_Text"><text:span text:style-name="T8">.id,</text:span></text:span></text:p>
        <text:p text:style-name="P10"><text:span text:style-name="Source_20_Text"><text:span text:style-name="T7"><text:s text:c="4"/></text:span></text:span><text:span text:style-name="Source_20_Text"><text:span text:style-name="T11">required</text:span></text:span><text:span text:style-name="Source_20_Text"><text:span text:style-name="T8"> </text:span></text:span><text:span text:style-name="Source_20_Text"><text:span text:style-name="T11">this</text:span></text:span><text:span text:style-name="Source_20_Text"><text:span text:style-name="T8">.title,</text:span></text:span></text:p>
        <text:p text:style-name="P10"><text:span text:style-name="Source_20_Text"><text:span text:style-name="T7"><text:s text:c="4"/></text:span></text:span><text:span text:style-name="Source_20_Text"><text:span text:style-name="T11">required</text:span></text:span><text:span text:style-name="Source_20_Text"><text:span text:style-name="T8"> </text:span></text:span><text:span text:style-name="Source_20_Text"><text:span text:style-name="T11">this</text:span></text:span><text:span text:style-name="Source_20_Text"><text:span text:style-name="T8">.body,</text:span></text:span></text:p>
        <text:p text:style-name="P9"><text:span text:style-name="Source_20_Text"><text:span text:style-name="T7"><text:s text:c="2"/></text:span></text:span><text:span text:style-name="Source_20_Text"><text:span text:style-name="T8">});</text:span></text:span></text:p>
        <text:p text:style-name="P9"/>
        <text:p text:style-name="P10"><text:span text:style-name="Source_20_Text"><text:span text:style-name="T7"><text:s text:c="2"/></text:span></text:span><text:span text:style-name="Source_20_Text"><text:span text:style-name="T5">// Factory constructor para criar uma instância de Post a partir de um JSON (Map)</text:span></text:span></text:p>
        <text:p text:style-name="P10"><text:span text:style-name="Source_20_Text"><text:span text:style-name="T7"><text:s text:c="2"/></text:span></text:span><text:span text:style-name="Source_20_Text"><text:span text:style-name="T11">factory</text:span></text:span><text:span text:style-name="Source_20_Text"><text:span text:style-name="T8"> Post.fromJson(</text:span></text:span><text:span text:style-name="Source_20_Text"><text:span text:style-name="T13">Map</text:span></text:span><text:span text:style-name="Source_20_Text"><text:span text:style-name="T8">&lt;</text:span></text:span><text:span text:style-name="Source_20_Text"><text:span text:style-name="T13">String</text:span></text:span><text:span text:style-name="Source_20_Text"><text:span text:style-name="T8">, </text:span></text:span><text:span text:style-name="Source_20_Text"><text:span text:style-name="T13">dynamic</text:span></text:span><text:span text:style-name="Source_20_Text"><text:span text:style-name="T8">&gt; json) {</text:span></text:span></text:p>
        <text:p text:style-name="P10"><text:span text:style-name="Source_20_Text"><text:span text:style-name="T7"><text:s text:c="4"/></text:span></text:span><text:span text:style-name="Source_20_Text"><text:span text:style-name="T11">return</text:span></text:span><text:span text:style-name="Source_20_Text"><text:span text:style-name="T8"> Post(</text:span></text:span></text:p>
        <text:p text:style-name="P10"><text:span text:style-name="Source_20_Text"><text:span text:style-name="T7"><text:s text:c="6"/></text:span></text:span><text:span text:style-name="Source_20_Text"><text:span text:style-name="T8">userId: json[</text:span></text:span><text:span text:style-name="Source_20_Text"><text:span text:style-name="T9">'userId'</text:span></text:span><text:span text:style-name="Source_20_Text"><text:span text:style-name="T8">] </text:span></text:span><text:span text:style-name="Source_20_Text"><text:span text:style-name="T11">as</text:span></text:span><text:span text:style-name="Source_20_Text"><text:span text:style-name="T8"> </text:span></text:span><text:span text:style-name="Source_20_Text"><text:span text:style-name="T13">int</text:span></text:span><text:span text:style-name="Source_20_Text"><text:span text:style-name="T8">,</text:span></text:span></text:p>
        <text:p text:style-name="P10"><text:span text:style-name="Source_20_Text"><text:span text:style-name="T7"><text:s text:c="6"/></text:span></text:span><text:span text:style-name="Source_20_Text"><text:span text:style-name="T8">id: json[</text:span></text:span><text:span text:style-name="Source_20_Text"><text:span text:style-name="T9">'id'</text:span></text:span><text:span text:style-name="Source_20_Text"><text:span text:style-name="T8">] </text:span></text:span><text:span text:style-name="Source_20_Text"><text:span text:style-name="T11">as</text:span></text:span><text:span text:style-name="Source_20_Text"><text:span text:style-name="T8"> </text:span></text:span><text:span text:style-name="Source_20_Text"><text:span text:style-name="T13">int</text:span></text:span><text:span text:style-name="Source_20_Text"><text:span text:style-name="T8">,</text:span></text:span></text:p>
        <text:p text:style-name="P10"><text:span text:style-name="Source_20_Text"><text:span text:style-name="T7"><text:s text:c="6"/></text:span></text:span><text:span text:style-name="Source_20_Text"><text:span text:style-name="T8">title: json[</text:span></text:span><text:span text:style-name="Source_20_Text"><text:span text:style-name="T9">'title'</text:span></text:span><text:span text:style-name="Source_20_Text"><text:span text:style-name="T8">] </text:span></text:span><text:span text:style-name="Source_20_Text"><text:span text:style-name="T11">as</text:span></text:span><text:span text:style-name="Source_20_Text"><text:span text:style-name="T8"> </text:span></text:span><text:span text:style-name="Source_20_Text"><text:span text:style-name="T13">String</text:span></text:span><text:span text:style-name="Source_20_Text"><text:span text:style-name="T8">,</text:span></text:span></text:p>
        <text:p text:style-name="P10"><text:soft-page-break/><text:span text:style-name="Source_20_Text"><text:span text:style-name="T7"><text:s text:c="6"/></text:span></text:span><text:span text:style-name="Source_20_Text"><text:span text:style-name="T8">body: json[</text:span></text:span><text:span text:style-name="Source_20_Text"><text:span text:style-name="T9">'body'</text:span></text:span><text:span text:style-name="Source_20_Text"><text:span text:style-name="T8">] </text:span></text:span><text:span text:style-name="Source_20_Text"><text:span text:style-name="T11">as</text:span></text:span><text:span text:style-name="Source_20_Text"><text:span text:style-name="T8"> </text:span></text:span><text:span text:style-name="Source_20_Text"><text:span text:style-name="T13">String</text:span></text:span><text:span text:style-name="Source_20_Text"><text:span text:style-name="T8">,</text:span></text:span></text:p>
        <text:p text:style-name="P9"><text:span text:style-name="Source_20_Text"><text:span text:style-name="T7"><text:s text:c="4"/></text:span></text:span><text:span text:style-name="Source_20_Text"><text:span text:style-name="T8">);</text:span></text:span></text:p>
        <text:p text:style-name="P9"><text:span text:style-name="Source_20_Text"><text:span text:style-name="T7"><text:s text:c="2"/></text:span></text:span><text:span text:style-name="Source_20_Text"><text:span text:style-name="T8">}</text:span></text:span></text:p>
        <text:p text:style-name="P9"><text:span text:style-name="Source_20_Text"><text:span text:style-name="T8">}</text:span></text:span></text:p>
        <text:p text:style-name="Horizontal_20_Line"/>
        <text:h text:style-name="P5" text:outline-level="3"><text:span text:style-name="T4">3. </text:span><text:span text:style-name="Source_20_Text"><text:span text:style-name="T3">lib/services/api_service.dart</text:span></text:span><text:span text:style-name="T4"> (O Serviço HTTP)</text:span></text:h>
        <text:p text:style-name="P6"><text:span text:style-name="T2">Crie a pasta </text:span><text:span text:style-name="Source_20_Text"><text:span text:style-name="T3">services</text:span></text:span><text:span text:style-name="T2"> e o arquivo </text:span><text:span text:style-name="Source_20_Text"><text:span text:style-name="T3">api_service.dart</text:span></text:span><text:span text:style-name="T2"> para lidar com a lógica da requisição.</text:span></text:p>
        <text:p text:style-name="P7">Dart</text:p>
        <text:p text:style-name="P8"><text:span text:style-name="Source_20_Text"><text:span text:style-name="T5">// lib/services/api_service.dart</text:span></text:span></text:p>
        <text:p text:style-name="P9"/>
        <text:p text:style-name="P10"><text:span text:style-name="Source_20_Text"><text:span text:style-name="T11">import</text:span></text:span><text:span text:style-name="Source_20_Text"><text:span text:style-name="T8"> </text:span></text:span><text:span text:style-name="Source_20_Text"><text:span text:style-name="T9">'dart:convert'</text:span></text:span><text:span text:style-name="Source_20_Text"><text:span text:style-name="T8">;</text:span></text:span></text:p>
        <text:p text:style-name="P10"><text:span text:style-name="Source_20_Text"><text:span text:style-name="T11">import</text:span></text:span><text:span text:style-name="Source_20_Text"><text:span text:style-name="T8"> </text:span></text:span><text:span text:style-name="Source_20_Text"><text:span text:style-name="T9">'package:http/http.dart'</text:span></text:span><text:span text:style-name="Source_20_Text"><text:span text:style-name="T8"> </text:span></text:span><text:span text:style-name="Source_20_Text"><text:span text:style-name="T11">as</text:span></text:span><text:span text:style-name="Source_20_Text"><text:span text:style-name="T8"> http;</text:span></text:span></text:p>
        <text:p text:style-name="P10"><text:span text:style-name="Source_20_Text"><text:span text:style-name="T11">import</text:span></text:span><text:span text:style-name="Source_20_Text"><text:span text:style-name="T8"> </text:span></text:span><text:span text:style-name="Source_20_Text"><text:span text:style-name="T9">'../models/post.dart'</text:span></text:span><text:span text:style-name="Source_20_Text"><text:span text:style-name="T8">;</text:span></text:span></text:p>
        <text:p text:style-name="P9"/>
        <text:p text:style-name="P10"><text:span text:style-name="Source_20_Text"><text:span text:style-name="T11">class</text:span></text:span><text:span text:style-name="Source_20_Text"><text:span text:style-name="T12"> ApiService </text:span></text:span><text:span text:style-name="Source_20_Text"><text:span text:style-name="T8">{</text:span></text:span></text:p>
        <text:p text:style-name="P10"><text:span text:style-name="Source_20_Text"><text:span text:style-name="T7"><text:s text:c="2"/></text:span></text:span><text:span text:style-name="Source_20_Text"><text:span text:style-name="T11">final</text:span></text:span><text:span text:style-name="Source_20_Text"><text:span text:style-name="T8"> </text:span></text:span><text:span text:style-name="Source_20_Text"><text:span text:style-name="T13">String</text:span></text:span><text:span text:style-name="Source_20_Text"><text:span text:style-name="T8"> apiUrl = </text:span></text:span><text:span text:style-name="Source_20_Text"><text:span text:style-name="T9">'https://jsonplaceholder.typicode.com/posts'</text:span></text:span><text:span text:style-name="Source_20_Text"><text:span text:style-name="T8">;</text:span></text:span></text:p>
        <text:p text:style-name="P9"/>
        <text:p text:style-name="P10"><text:span text:style-name="Source_20_Text"><text:span text:style-name="T7"><text:s text:c="2"/></text:span></text:span><text:span text:style-name="Source_20_Text"><text:span text:style-name="T5">// Função assíncrona para buscar a lista de posts da API</text:span></text:span></text:p>
        <text:p text:style-name="P10"><text:span text:style-name="Source_20_Text"><text:span text:style-name="T7"><text:s text:c="2"/></text:span></text:span><text:span text:style-name="Source_20_Text"><text:span text:style-name="T8">Future&lt;</text:span></text:span><text:span text:style-name="Source_20_Text"><text:span text:style-name="T13">List</text:span></text:span><text:span text:style-name="Source_20_Text"><text:span text:style-name="T8">&lt;Post&gt;&gt; fetchPosts() </text:span></text:span><text:span text:style-name="Source_20_Text"><text:span text:style-name="T11">async</text:span></text:span><text:span text:style-name="Source_20_Text"><text:span text:style-name="T8"> {</text:span></text:span></text:p>
        <text:p text:style-name="P10"><text:span text:style-name="Source_20_Text"><text:span text:style-name="T7"><text:s text:c="4"/></text:span></text:span><text:span text:style-name="Source_20_Text"><text:span text:style-name="T5">// 1. Faz a requisição GET</text:span></text:span></text:p>
        <text:p text:style-name="P10"><text:span text:style-name="Source_20_Text"><text:span text:style-name="T7"><text:s text:c="4"/></text:span></text:span><text:span text:style-name="Source_20_Text"><text:span text:style-name="T11">final</text:span></text:span><text:span text:style-name="Source_20_Text"><text:span text:style-name="T8"> response = </text:span></text:span><text:span text:style-name="Source_20_Text"><text:span text:style-name="T11">await</text:span></text:span><text:span text:style-name="Source_20_Text"><text:span text:style-name="T8"> http.</text:span></text:span><text:span text:style-name="Source_20_Text"><text:span text:style-name="T11">get</text:span></text:span><text:span text:style-name="Source_20_Text"><text:span text:style-name="T8">(</text:span></text:span><text:span text:style-name="Source_20_Text"><text:span text:style-name="T13">Uri</text:span></text:span><text:span text:style-name="Source_20_Text"><text:span text:style-name="T8">.parse(apiUrl));</text:span></text:span></text:p>
        <text:p text:style-name="P9"/>
        <text:p text:style-name="P10"><text:span text:style-name="Source_20_Text"><text:span text:style-name="T7"><text:s text:c="4"/></text:span></text:span><text:span text:style-name="Source_20_Text"><text:span text:style-name="T5">// 2. Verifica o status da resposta</text:span></text:span></text:p>
        <text:p text:style-name="P10"><text:span text:style-name="Source_20_Text"><text:span text:style-name="T7"><text:s text:c="4"/></text:span></text:span><text:span text:style-name="Source_20_Text"><text:span text:style-name="T11">if</text:span></text:span><text:span text:style-name="Source_20_Text"><text:span text:style-name="T8"> (response.statusCode == </text:span></text:span><text:span text:style-name="Source_20_Text"><text:span text:style-name="T6">200</text:span></text:span><text:span text:style-name="Source_20_Text"><text:span text:style-name="T8">) {</text:span></text:span></text:p>
        <text:p text:style-name="P10"><text:span text:style-name="Source_20_Text"><text:span text:style-name="T7"><text:s text:c="6"/></text:span></text:span><text:span text:style-name="Source_20_Text"><text:span text:style-name="T5">// 3. Decodifica o corpo da resposta de String JSON para List&lt;dynamic&gt;</text:span></text:span></text:p>
        <text:p text:style-name="P10"><text:span text:style-name="Source_20_Text"><text:span text:style-name="T7"><text:s text:c="6"/></text:span></text:span><text:span text:style-name="Source_20_Text"><text:span text:style-name="T13">List</text:span></text:span><text:span text:style-name="Source_20_Text"><text:span text:style-name="T8">&lt;</text:span></text:span><text:span text:style-name="Source_20_Text"><text:span text:style-name="T13">dynamic</text:span></text:span><text:span text:style-name="Source_20_Text"><text:span text:style-name="T8">&gt; jsonList = jsonDecode(response.body);</text:span></text:span></text:p>
        <text:p text:style-name="P9"/>
        <text:p text:style-name="P10"><text:span text:style-name="Source_20_Text"><text:span text:style-name="T7"><text:s text:c="6"/></text:span></text:span><text:span text:style-name="Source_20_Text"><text:span text:style-name="T5">// 4. Mapeia a lista decodificada para uma lista de objetos Post</text:span></text:span></text:p>
        <text:p text:style-name="P10"><text:span text:style-name="Source_20_Text"><text:span text:style-name="T7"><text:s text:c="6"/></text:span></text:span><text:span text:style-name="Source_20_Text"><text:span text:style-name="T11">return</text:span></text:span><text:span text:style-name="Source_20_Text"><text:span text:style-name="T8"> jsonList.map((json) =&gt; Post.fromJson(json)).toList();</text:span></text:span></text:p>
        <text:p text:style-name="P10"><text:span text:style-name="Source_20_Text"><text:span text:style-name="T7"><text:s text:c="4"/></text:span></text:span><text:span text:style-name="Source_20_Text"><text:span text:style-name="T8">} </text:span></text:span><text:span text:style-name="Source_20_Text"><text:span text:style-name="T11">else</text:span></text:span><text:span text:style-name="Source_20_Text"><text:span text:style-name="T8"> {</text:span></text:span></text:p>
        <text:p text:style-name="P10"><text:span text:style-name="Source_20_Text"><text:span text:style-name="T7"><text:s text:c="6"/></text:span></text:span><text:span text:style-name="Source_20_Text"><text:span text:style-name="T5">// 5. Lança uma exceção se a requisição falhar</text:span></text:span></text:p>
        <text:p text:style-name="P10"><text:span text:style-name="Source_20_Text"><text:span text:style-name="T7"><text:s text:c="6"/></text:span></text:span><text:span text:style-name="Source_20_Text"><text:span text:style-name="T11">throw</text:span></text:span><text:span text:style-name="Source_20_Text"><text:span text:style-name="T8"> Exception(</text:span></text:span><text:span text:style-name="Source_20_Text"><text:span text:style-name="T9">'Falha ao carregar posts. Status: </text:span></text:span><text:span text:style-name="Source_20_Text"><text:span text:style-name="T14">${response.statusCode}</text:span></text:span><text:span text:style-name="Source_20_Text"><text:span text:style-name="T9">'</text:span></text:span><text:span text:style-name="Source_20_Text"><text:span text:style-name="T8">);</text:span></text:span></text:p>
        <text:p text:style-name="P9"><text:span text:style-name="Source_20_Text"><text:span text:style-name="T7"><text:s text:c="4"/></text:span></text:span><text:span text:style-name="Source_20_Text"><text:span text:style-name="T8">}</text:span></text:span></text:p>
        <text:p text:style-name="P9"><text:span text:style-name="Source_20_Text"><text:span text:style-name="T7"><text:s text:c="2"/></text:span></text:span><text:span text:style-name="Source_20_Text"><text:span text:style-name="T8">}</text:span></text:span></text:p>
        <text:p text:style-name="P9"><text:span text:style-name="Source_20_Text"><text:span text:style-name="T8">}</text:span></text:span></text:p>
        <text:p text:style-name="Horizontal_20_Line"/>
        <text:h text:style-name="P5" text:outline-level="3"><text:span text:style-name="T4">4. </text:span><text:span text:style-name="Source_20_Text"><text:span text:style-name="T3">lib/main.dart</text:span></text:span><text:span text:style-name="T4"> (A Tela com </text:span><text:span text:style-name="Source_20_Text"><text:span text:style-name="T3">FutureBuilder</text:span></text:span><text:span text:style-name="T4">)</text:span></text:h>
        <text:p text:style-name="P6"><text:span text:style-name="T2">Substitua o conteúdo do seu </text:span><text:span text:style-name="Source_20_Text"><text:span text:style-name="T3">main.dart</text:span></text:span><text:span text:style-name="T2"> para chamar o serviço e exibir os dados. Usaremos o </text:span><text:span text:style-name="Source_20_Text"><text:span text:style-name="T3">FutureBuilder</text:span></text:span><text:span text:style-name="T2"> para gerenciar os estados de carregamento, erro e sucesso.</text:span></text:p>
        <text:p text:style-name="P7">Dart</text:p>
        <text:p text:style-name="P8"><text:span text:style-name="Source_20_Text"><text:span text:style-name="T5">// lib/main.dart</text:span></text:span></text:p>
        <text:p text:style-name="P9"/>
        <text:p text:style-name="P10"><text:span text:style-name="Source_20_Text"><text:span text:style-name="T11">import</text:span></text:span><text:span text:style-name="Source_20_Text"><text:span text:style-name="T8"> </text:span></text:span><text:span text:style-name="Source_20_Text"><text:span text:style-name="T9">'package:flutter/material.dart'</text:span></text:span><text:span text:style-name="Source_20_Text"><text:span text:style-name="T8">;</text:span></text:span></text:p>
        <text:p text:style-name="P10"><text:span text:style-name="Source_20_Text"><text:span text:style-name="T11">import</text:span></text:span><text:span text:style-name="Source_20_Text"><text:span text:style-name="T8"> </text:span></text:span><text:span text:style-name="Source_20_Text"><text:span text:style-name="T9">'models/post.dart'</text:span></text:span><text:span text:style-name="Source_20_Text"><text:span text:style-name="T8">;</text:span></text:span></text:p>
        <text:p text:style-name="P10"><text:span text:style-name="Source_20_Text"><text:span text:style-name="T11">import</text:span></text:span><text:span text:style-name="Source_20_Text"><text:span text:style-name="T8"> </text:span></text:span><text:span text:style-name="Source_20_Text"><text:span text:style-name="T9">'services/api_service.dart'</text:span></text:span><text:span text:style-name="Source_20_Text"><text:span text:style-name="T8">;</text:span></text:span></text:p>
        <text:p text:style-name="P9"/>
        <text:p text:style-name="P10"><text:span text:style-name="Source_20_Text"><text:span text:style-name="T11">void</text:span></text:span><text:span text:style-name="Source_20_Text"><text:span text:style-name="T8"> main() {</text:span></text:span></text:p>
        <text:p text:style-name="P10"><text:span text:style-name="Source_20_Text"><text:span text:style-name="T7"><text:s text:c="2"/></text:span></text:span><text:span text:style-name="Source_20_Text"><text:span text:style-name="T8">runApp(</text:span></text:span><text:span text:style-name="Source_20_Text"><text:span text:style-name="T11">const</text:span></text:span><text:span text:style-name="Source_20_Text"><text:span text:style-name="T8"> MyApp());</text:span></text:span></text:p>
        <text:p text:style-name="P9"><text:span text:style-name="Source_20_Text"><text:span text:style-name="T8">}</text:span></text:span></text:p>
        <text:p text:style-name="P9"><text:soft-page-break/></text:p>
        <text:p text:style-name="P10"><text:span text:style-name="Source_20_Text"><text:span text:style-name="T11">class</text:span></text:span><text:span text:style-name="Source_20_Text"><text:span text:style-name="T12"> MyApp </text:span></text:span><text:span text:style-name="Source_20_Text"><text:span text:style-name="T11">extends</text:span></text:span><text:span text:style-name="Source_20_Text"><text:span text:style-name="T12"> StatelessWidget </text:span></text:span><text:span text:style-name="Source_20_Text"><text:span text:style-name="T8">{</text:span></text:span></text:p>
        <text:p text:style-name="P10"><text:span text:style-name="Source_20_Text"><text:span text:style-name="T7"><text:s text:c="2"/></text:span></text:span><text:span text:style-name="Source_20_Text"><text:span text:style-name="T11">const</text:span></text:span><text:span text:style-name="Source_20_Text"><text:span text:style-name="T8"> MyApp({</text:span></text:span><text:span text:style-name="Source_20_Text"><text:span text:style-name="T11">super</text:span></text:span><text:span text:style-name="Source_20_Text"><text:span text:style-name="T8">.key});</text:span></text:span></text:p>
        <text:p text:style-name="P9"/>
        <text:p text:style-name="P10"><text:span text:style-name="Source_20_Text"><text:span text:style-name="T7"><text:s text:c="2"/></text:span></text:span><text:span text:style-name="Source_20_Text"><text:span text:style-name="T13">@override</text:span></text:span></text:p>
        <text:p text:style-name="P9"><text:span text:style-name="Source_20_Text"><text:span text:style-name="T7"><text:s text:c="2"/></text:span></text:span><text:span text:style-name="Source_20_Text"><text:span text:style-name="T8">Widget build(BuildContext context) {</text:span></text:span></text:p>
        <text:p text:style-name="P10"><text:span text:style-name="Source_20_Text"><text:span text:style-name="T7"><text:s text:c="4"/></text:span></text:span><text:span text:style-name="Source_20_Text"><text:span text:style-name="T11">return</text:span></text:span><text:span text:style-name="Source_20_Text"><text:span text:style-name="T8"> MaterialApp(</text:span></text:span></text:p>
        <text:p text:style-name="P10"><text:span text:style-name="Source_20_Text"><text:span text:style-name="T7"><text:s text:c="6"/></text:span></text:span><text:span text:style-name="Source_20_Text"><text:span text:style-name="T8">title: </text:span></text:span><text:span text:style-name="Source_20_Text"><text:span text:style-name="T9">'Requisição WEB Flutter'</text:span></text:span><text:span text:style-name="Source_20_Text"><text:span text:style-name="T8">,</text:span></text:span></text:p>
        <text:p text:style-name="P9"><text:span text:style-name="Source_20_Text"><text:span text:style-name="T7"><text:s text:c="6"/></text:span></text:span><text:span text:style-name="Source_20_Text"><text:span text:style-name="T8">theme: ThemeData(</text:span></text:span></text:p>
        <text:p text:style-name="P9"><text:span text:style-name="Source_20_Text"><text:span text:style-name="T7"><text:s text:c="8"/></text:span></text:span><text:span text:style-name="Source_20_Text"><text:span text:style-name="T8">primarySwatch: Colors.blue,</text:span></text:span></text:p>
        <text:p text:style-name="P9"><text:span text:style-name="Source_20_Text"><text:span text:style-name="T7"><text:s text:c="6"/></text:span></text:span><text:span text:style-name="Source_20_Text"><text:span text:style-name="T8">),</text:span></text:span></text:p>
        <text:p text:style-name="P10"><text:span text:style-name="Source_20_Text"><text:span text:style-name="T7"><text:s text:c="6"/></text:span></text:span><text:span text:style-name="Source_20_Text"><text:span text:style-name="T8">home: </text:span></text:span><text:span text:style-name="Source_20_Text"><text:span text:style-name="T11">const</text:span></text:span><text:span text:style-name="Source_20_Text"><text:span text:style-name="T8"> PostListScreen(),</text:span></text:span></text:p>
        <text:p text:style-name="P9"><text:span text:style-name="Source_20_Text"><text:span text:style-name="T7"><text:s text:c="4"/></text:span></text:span><text:span text:style-name="Source_20_Text"><text:span text:style-name="T8">);</text:span></text:span></text:p>
        <text:p text:style-name="P9"><text:span text:style-name="Source_20_Text"><text:span text:style-name="T7"><text:s text:c="2"/></text:span></text:span><text:span text:style-name="Source_20_Text"><text:span text:style-name="T8">}</text:span></text:span></text:p>
        <text:p text:style-name="P9"><text:span text:style-name="Source_20_Text"><text:span text:style-name="T8">}</text:span></text:span></text:p>
        <text:p text:style-name="P9"/>
        <text:p text:style-name="P10"><text:span text:style-name="Source_20_Text"><text:span text:style-name="T11">class</text:span></text:span><text:span text:style-name="Source_20_Text"><text:span text:style-name="T12"> PostListScreen </text:span></text:span><text:span text:style-name="Source_20_Text"><text:span text:style-name="T11">extends</text:span></text:span><text:span text:style-name="Source_20_Text"><text:span text:style-name="T12"> StatefulWidget </text:span></text:span><text:span text:style-name="Source_20_Text"><text:span text:style-name="T8">{</text:span></text:span></text:p>
        <text:p text:style-name="P10"><text:span text:style-name="Source_20_Text"><text:span text:style-name="T7"><text:s text:c="2"/></text:span></text:span><text:span text:style-name="Source_20_Text"><text:span text:style-name="T11">const</text:span></text:span><text:span text:style-name="Source_20_Text"><text:span text:style-name="T8"> PostListScreen({</text:span></text:span><text:span text:style-name="Source_20_Text"><text:span text:style-name="T11">super</text:span></text:span><text:span text:style-name="Source_20_Text"><text:span text:style-name="T8">.key});</text:span></text:span></text:p>
        <text:p text:style-name="P9"/>
        <text:p text:style-name="P10"><text:span text:style-name="Source_20_Text"><text:span text:style-name="T7"><text:s text:c="2"/></text:span></text:span><text:span text:style-name="Source_20_Text"><text:span text:style-name="T13">@override</text:span></text:span></text:p>
        <text:p text:style-name="P9"><text:span text:style-name="Source_20_Text"><text:span text:style-name="T7"><text:s text:c="2"/></text:span></text:span><text:span text:style-name="Source_20_Text"><text:span text:style-name="T8">State&lt;PostListScreen&gt; createState() =&gt; _PostListScreenState();</text:span></text:span></text:p>
        <text:p text:style-name="P9"><text:span text:style-name="Source_20_Text"><text:span text:style-name="T8">}</text:span></text:span></text:p>
        <text:p text:style-name="P9"/>
        <text:p text:style-name="P10"><text:span text:style-name="Source_20_Text"><text:span text:style-name="T11">class</text:span></text:span><text:span text:style-name="Source_20_Text"><text:span text:style-name="T12"> _PostListScreenState </text:span></text:span><text:span text:style-name="Source_20_Text"><text:span text:style-name="T11">extends</text:span></text:span><text:span text:style-name="Source_20_Text"><text:span text:style-name="T12"> State&lt;PostListScreen&gt; </text:span></text:span><text:span text:style-name="Source_20_Text"><text:span text:style-name="T8">{</text:span></text:span></text:p>
        <text:p text:style-name="P10"><text:span text:style-name="Source_20_Text"><text:span text:style-name="T7"><text:s text:c="2"/></text:span></text:span><text:span text:style-name="Source_20_Text"><text:span text:style-name="T5">// Inicializa o Future que será usado pelo FutureBuilder</text:span></text:span></text:p>
        <text:p text:style-name="P10"><text:span text:style-name="Source_20_Text"><text:span text:style-name="T7"><text:s text:c="2"/></text:span></text:span><text:span text:style-name="Source_20_Text"><text:span text:style-name="T11">late</text:span></text:span><text:span text:style-name="Source_20_Text"><text:span text:style-name="T8"> Future&lt;</text:span></text:span><text:span text:style-name="Source_20_Text"><text:span text:style-name="T13">List</text:span></text:span><text:span text:style-name="Source_20_Text"><text:span text:style-name="T8">&lt;Post&gt;&gt; _futurePosts;</text:span></text:span></text:p>
        <text:p text:style-name="P9"/>
        <text:p text:style-name="P10"><text:span text:style-name="Source_20_Text"><text:span text:style-name="T7"><text:s text:c="2"/></text:span></text:span><text:span text:style-name="Source_20_Text"><text:span text:style-name="T13">@override</text:span></text:span></text:p>
        <text:p text:style-name="P10"><text:span text:style-name="Source_20_Text"><text:span text:style-name="T7"><text:s text:c="2"/></text:span></text:span><text:span text:style-name="Source_20_Text"><text:span text:style-name="T11">void</text:span></text:span><text:span text:style-name="Source_20_Text"><text:span text:style-name="T8"> initState() {</text:span></text:span></text:p>
        <text:p text:style-name="P10"><text:span text:style-name="Source_20_Text"><text:span text:style-name="T7"><text:s text:c="4"/></text:span></text:span><text:span text:style-name="Source_20_Text"><text:span text:style-name="T11">super</text:span></text:span><text:span text:style-name="Source_20_Text"><text:span text:style-name="T8">.initState();</text:span></text:span></text:p>
        <text:p text:style-name="P10"><text:span text:style-name="Source_20_Text"><text:span text:style-name="T7"><text:s text:c="4"/></text:span></text:span><text:span text:style-name="Source_20_Text"><text:span text:style-name="T5">// Chama o serviço de busca de dados ao iniciar a tela</text:span></text:span></text:p>
        <text:p text:style-name="P9"><text:span text:style-name="Source_20_Text"><text:span text:style-name="T7"><text:s text:c="4"/></text:span></text:span><text:span text:style-name="Source_20_Text"><text:span text:style-name="T8">_futurePosts = ApiService().fetchPosts();</text:span></text:span></text:p>
        <text:p text:style-name="P9"><text:span text:style-name="Source_20_Text"><text:span text:style-name="T7"><text:s text:c="2"/></text:span></text:span><text:span text:style-name="Source_20_Text"><text:span text:style-name="T8">}</text:span></text:span></text:p>
        <text:p text:style-name="P9"/>
        <text:p text:style-name="P10"><text:span text:style-name="Source_20_Text"><text:span text:style-name="T7"><text:s text:c="2"/></text:span></text:span><text:span text:style-name="Source_20_Text"><text:span text:style-name="T13">@override</text:span></text:span></text:p>
        <text:p text:style-name="P9"><text:span text:style-name="Source_20_Text"><text:span text:style-name="T7"><text:s text:c="2"/></text:span></text:span><text:span text:style-name="Source_20_Text"><text:span text:style-name="T8">Widget build(BuildContext context) {</text:span></text:span></text:p>
        <text:p text:style-name="P10"><text:span text:style-name="Source_20_Text"><text:span text:style-name="T7"><text:s text:c="4"/></text:span></text:span><text:span text:style-name="Source_20_Text"><text:span text:style-name="T11">return</text:span></text:span><text:span text:style-name="Source_20_Text"><text:span text:style-name="T8"> Scaffold(</text:span></text:span></text:p>
        <text:p text:style-name="P9"><text:span text:style-name="Source_20_Text"><text:span text:style-name="T7"><text:s text:c="6"/></text:span></text:span><text:span text:style-name="Source_20_Text"><text:span text:style-name="T8">appBar: AppBar(</text:span></text:span></text:p>
        <text:p text:style-name="P10"><text:span text:style-name="Source_20_Text"><text:span text:style-name="T7"><text:s text:c="8"/></text:span></text:span><text:span text:style-name="Source_20_Text"><text:span text:style-name="T8">title: </text:span></text:span><text:span text:style-name="Source_20_Text"><text:span text:style-name="T11">const</text:span></text:span><text:span text:style-name="Source_20_Text"><text:span text:style-name="T8"> Text(</text:span></text:span><text:span text:style-name="Source_20_Text"><text:span text:style-name="T9">'Postagens da API'</text:span></text:span><text:span text:style-name="Source_20_Text"><text:span text:style-name="T8">),</text:span></text:span></text:p>
        <text:p text:style-name="P9"><text:span text:style-name="Source_20_Text"><text:span text:style-name="T7"><text:s text:c="8"/></text:span></text:span><text:span text:style-name="Source_20_Text"><text:span text:style-name="T8">backgroundColor: Colors.blueGrey,</text:span></text:span></text:p>
        <text:p text:style-name="P9"><text:span text:style-name="Source_20_Text"><text:span text:style-name="T7"><text:s text:c="6"/></text:span></text:span><text:span text:style-name="Source_20_Text"><text:span text:style-name="T8">),</text:span></text:span></text:p>
        <text:p text:style-name="P9"><text:span text:style-name="Source_20_Text"><text:span text:style-name="T7"><text:s text:c="6"/></text:span></text:span><text:span text:style-name="Source_20_Text"><text:span text:style-name="T8">body: Center(</text:span></text:span></text:p>
        <text:p text:style-name="P10"><text:span text:style-name="Source_20_Text"><text:span text:style-name="T7"><text:s text:c="8"/></text:span></text:span><text:span text:style-name="Source_20_Text"><text:span text:style-name="T5">// O FutureBuilder lida com a lógica assíncrona</text:span></text:span></text:p>
        <text:p text:style-name="P10"><text:span text:style-name="Source_20_Text"><text:span text:style-name="T7"><text:s text:c="8"/></text:span></text:span><text:span text:style-name="Source_20_Text"><text:span text:style-name="T8">child: FutureBuilder&lt;</text:span></text:span><text:span text:style-name="Source_20_Text"><text:span text:style-name="T13">List</text:span></text:span><text:span text:style-name="Source_20_Text"><text:span text:style-name="T8">&lt;Post&gt;&gt;(</text:span></text:span></text:p>
        <text:p text:style-name="P9"><text:span text:style-name="Source_20_Text"><text:span text:style-name="T7"><text:s text:c="10"/></text:span></text:span><text:span text:style-name="Source_20_Text"><text:span text:style-name="T8">future: _futurePosts,</text:span></text:span></text:p>
        <text:p text:style-name="P9"><text:span text:style-name="Source_20_Text"><text:span text:style-name="T7"><text:s text:c="10"/></text:span></text:span><text:span text:style-name="Source_20_Text"><text:span text:style-name="T8">builder: (context, snapshot) {</text:span></text:span></text:p>
        <text:p text:style-name="P10"><text:span text:style-name="Source_20_Text"><text:span text:style-name="T7"><text:s text:c="12"/></text:span></text:span><text:span text:style-name="Source_20_Text"><text:span text:style-name="T5">// 1. Estado de Erro</text:span></text:span></text:p>
        <text:p text:style-name="P10"><text:span text:style-name="Source_20_Text"><text:span text:style-name="T7"><text:s text:c="12"/></text:span></text:span><text:span text:style-name="Source_20_Text"><text:span text:style-name="T11">if</text:span></text:span><text:span text:style-name="Source_20_Text"><text:span text:style-name="T8"> (snapshot.hasError) {</text:span></text:span></text:p>
        <text:p text:style-name="P10"><text:span text:style-name="Source_20_Text"><text:span text:style-name="T7"><text:s text:c="14"/></text:span></text:span><text:span text:style-name="Source_20_Text"><text:span text:style-name="T11">return</text:span></text:span><text:span text:style-name="Source_20_Text"><text:span text:style-name="T8"> Text(</text:span></text:span><text:span text:style-name="Source_20_Text"><text:span text:style-name="T9">'Erro: </text:span></text:span><text:span text:style-name="Source_20_Text"><text:span text:style-name="T14">${snapshot.error}</text:span></text:span><text:span text:style-name="Source_20_Text"><text:span text:style-name="T9">'</text:span></text:span><text:span text:style-name="Source_20_Text"><text:span text:style-name="T8">);</text:span></text:span></text:p>
        <text:p text:style-name="P9"><text:span text:style-name="Source_20_Text"><text:span text:style-name="T7"><text:s text:c="12"/></text:span></text:span><text:span text:style-name="Source_20_Text"><text:span text:style-name="T8">}</text:span></text:span></text:p>
        <text:p text:style-name="P9"/>
        <text:p text:style-name="P10"><text:soft-page-break/><text:span text:style-name="Source_20_Text"><text:span text:style-name="T7"><text:s text:c="12"/></text:span></text:span><text:span text:style-name="Source_20_Text"><text:span text:style-name="T5">// 2. Estado de Carregamento (Waiting)</text:span></text:span></text:p>
        <text:p text:style-name="P10"><text:span text:style-name="Source_20_Text"><text:span text:style-name="T7"><text:s text:c="12"/></text:span></text:span><text:span text:style-name="Source_20_Text"><text:span text:style-name="T11">if</text:span></text:span><text:span text:style-name="Source_20_Text"><text:span text:style-name="T8"> (snapshot.connectionState == ConnectionState.waiting) {</text:span></text:span></text:p>
        <text:p text:style-name="P10"><text:span text:style-name="Source_20_Text"><text:span text:style-name="T7"><text:s text:c="14"/></text:span></text:span><text:span text:style-name="Source_20_Text"><text:span text:style-name="T11">return</text:span></text:span><text:span text:style-name="Source_20_Text"><text:span text:style-name="T8"> </text:span></text:span><text:span text:style-name="Source_20_Text"><text:span text:style-name="T11">const</text:span></text:span><text:span text:style-name="Source_20_Text"><text:span text:style-name="T8"> CircularProgressIndicator();</text:span></text:span></text:p>
        <text:p text:style-name="P9"><text:span text:style-name="Source_20_Text"><text:span text:style-name="T7"><text:s text:c="12"/></text:span></text:span><text:span text:style-name="Source_20_Text"><text:span text:style-name="T8">}</text:span></text:span></text:p>
        <text:p text:style-name="P9"/>
        <text:p text:style-name="P10"><text:span text:style-name="Source_20_Text"><text:span text:style-name="T7"><text:s text:c="12"/></text:span></text:span><text:span text:style-name="Source_20_Text"><text:span text:style-name="T5">// 3. Estado de Sucesso (hasData)</text:span></text:span></text:p>
        <text:p text:style-name="P10"><text:span text:style-name="Source_20_Text"><text:span text:style-name="T7"><text:s text:c="12"/></text:span></text:span><text:span text:style-name="Source_20_Text"><text:span text:style-name="T11">if</text:span></text:span><text:span text:style-name="Source_20_Text"><text:span text:style-name="T8"> (snapshot.hasData) {</text:span></text:span></text:p>
        <text:p text:style-name="P10"><text:span text:style-name="Source_20_Text"><text:span text:style-name="T7"><text:s text:c="14"/></text:span></text:span><text:span text:style-name="Source_20_Text"><text:span text:style-name="T11">final</text:span></text:span><text:span text:style-name="Source_20_Text"><text:span text:style-name="T8"> posts = snapshot.data!;</text:span></text:span></text:p>
        <text:p text:style-name="P9"/>
        <text:p text:style-name="P10"><text:span text:style-name="Source_20_Text"><text:span text:style-name="T7"><text:s text:c="14"/></text:span></text:span><text:span text:style-name="Source_20_Text"><text:span text:style-name="T11">return</text:span></text:span><text:span text:style-name="Source_20_Text"><text:span text:style-name="T8"> ListView.builder(</text:span></text:span></text:p>
        <text:p text:style-name="P9"><text:span text:style-name="Source_20_Text"><text:span text:style-name="T7"><text:s text:c="16"/></text:span></text:span><text:span text:style-name="Source_20_Text"><text:span text:style-name="T8">itemCount: posts.length,</text:span></text:span></text:p>
        <text:p text:style-name="P9"><text:span text:style-name="Source_20_Text"><text:span text:style-name="T7"><text:s text:c="16"/></text:span></text:span><text:span text:style-name="Source_20_Text"><text:span text:style-name="T8">itemBuilder: (context, index) {</text:span></text:span></text:p>
        <text:p text:style-name="P10"><text:span text:style-name="Source_20_Text"><text:span text:style-name="T7"><text:s text:c="18"/></text:span></text:span><text:span text:style-name="Source_20_Text"><text:span text:style-name="T11">final</text:span></text:span><text:span text:style-name="Source_20_Text"><text:span text:style-name="T8"> post = posts[index];</text:span></text:span></text:p>
        <text:p text:style-name="P10"><text:span text:style-name="Source_20_Text"><text:span text:style-name="T7"><text:s text:c="18"/></text:span></text:span><text:span text:style-name="Source_20_Text"><text:span text:style-name="T11">return</text:span></text:span><text:span text:style-name="Source_20_Text"><text:span text:style-name="T8"> Card(</text:span></text:span></text:p>
        <text:p text:style-name="P10"><text:span text:style-name="Source_20_Text"><text:span text:style-name="T7"><text:s text:c="20"/></text:span></text:span><text:span text:style-name="Source_20_Text"><text:span text:style-name="T8">margin: </text:span></text:span><text:span text:style-name="Source_20_Text"><text:span text:style-name="T11">const</text:span></text:span><text:span text:style-name="Source_20_Text"><text:span text:style-name="T8"> EdgeInsets.symmetric(horizontal: </text:span></text:span><text:span text:style-name="Source_20_Text"><text:span text:style-name="T6">10</text:span></text:span><text:span text:style-name="Source_20_Text"><text:span text:style-name="T8">, vertical: </text:span></text:span><text:span text:style-name="Source_20_Text"><text:span text:style-name="T6">5</text:span></text:span><text:span text:style-name="Source_20_Text"><text:span text:style-name="T8">),</text:span></text:span></text:p>
        <text:p text:style-name="P9"><text:span text:style-name="Source_20_Text"><text:span text:style-name="T7"><text:s text:c="20"/></text:span></text:span><text:span text:style-name="Source_20_Text"><text:span text:style-name="T8">child: ListTile(</text:span></text:span></text:p>
        <text:p text:style-name="P9"><text:span text:style-name="Source_20_Text"><text:span text:style-name="T7"><text:s text:c="22"/></text:span></text:span><text:span text:style-name="Source_20_Text"><text:span text:style-name="T8">leading: CircleAvatar(</text:span></text:span></text:p>
        <text:p text:style-name="P10"><text:span text:style-name="Source_20_Text"><text:span text:style-name="T7"><text:s text:c="24"/></text:span></text:span><text:span text:style-name="Source_20_Text"><text:span text:style-name="T8">child: Text(</text:span></text:span><text:span text:style-name="Source_20_Text"><text:span text:style-name="T9">'</text:span></text:span><text:span text:style-name="Source_20_Text"><text:span text:style-name="T14">${post.id}</text:span></text:span><text:span text:style-name="Source_20_Text"><text:span text:style-name="T9">'</text:span></text:span><text:span text:style-name="Source_20_Text"><text:span text:style-name="T8">),</text:span></text:span></text:p>
        <text:p text:style-name="P9"><text:span text:style-name="Source_20_Text"><text:span text:style-name="T7"><text:s text:c="22"/></text:span></text:span><text:span text:style-name="Source_20_Text"><text:span text:style-name="T8">),</text:span></text:span></text:p>
        <text:p text:style-name="P10"><text:span text:style-name="Source_20_Text"><text:span text:style-name="T7"><text:s text:c="22"/></text:span></text:span><text:span text:style-name="Source_20_Text"><text:span text:style-name="T8">title: Text(post.title, style: </text:span></text:span><text:span text:style-name="Source_20_Text"><text:span text:style-name="T11">const</text:span></text:span><text:span text:style-name="Source_20_Text"><text:span text:style-name="T8"> TextStyle(fontWeight: FontWeight.bold)),</text:span></text:span></text:p>
        <text:p text:style-name="P9"><text:span text:style-name="Source_20_Text"><text:span text:style-name="T7"><text:s text:c="22"/></text:span></text:span><text:span text:style-name="Source_20_Text"><text:span text:style-name="T8">subtitle: Text(</text:span></text:span></text:p>
        <text:p text:style-name="P9"><text:span text:style-name="Source_20_Text"><text:span text:style-name="T7"><text:s text:c="24"/></text:span></text:span><text:span text:style-name="Source_20_Text"><text:span text:style-name="T8">post.body,</text:span></text:span></text:p>
        <text:p text:style-name="P10"><text:span text:style-name="Source_20_Text"><text:span text:style-name="T7"><text:s text:c="24"/></text:span></text:span><text:span text:style-name="Source_20_Text"><text:span text:style-name="T8">maxLines: </text:span></text:span><text:span text:style-name="Source_20_Text"><text:span text:style-name="T6">2</text:span></text:span><text:span text:style-name="Source_20_Text"><text:span text:style-name="T8">,</text:span></text:span></text:p>
        <text:p text:style-name="P9"><text:span text:style-name="Source_20_Text"><text:span text:style-name="T7"><text:s text:c="24"/></text:span></text:span><text:span text:style-name="Source_20_Text"><text:span text:style-name="T8">overflow: TextOverflow.ellipsis,</text:span></text:span></text:p>
        <text:p text:style-name="P9"><text:span text:style-name="Source_20_Text"><text:span text:style-name="T7"><text:s text:c="22"/></text:span></text:span><text:span text:style-name="Source_20_Text"><text:span text:style-name="T8">),</text:span></text:span></text:p>
        <text:p text:style-name="P9"><text:span text:style-name="Source_20_Text"><text:span text:style-name="T7"><text:s text:c="20"/></text:span></text:span><text:span text:style-name="Source_20_Text"><text:span text:style-name="T8">),</text:span></text:span></text:p>
        <text:p text:style-name="P9"><text:span text:style-name="Source_20_Text"><text:span text:style-name="T7"><text:s text:c="18"/></text:span></text:span><text:span text:style-name="Source_20_Text"><text:span text:style-name="T8">);</text:span></text:span></text:p>
        <text:p text:style-name="P9"><text:span text:style-name="Source_20_Text"><text:span text:style-name="T7"><text:s text:c="16"/></text:span></text:span><text:span text:style-name="Source_20_Text"><text:span text:style-name="T8">},</text:span></text:span></text:p>
        <text:p text:style-name="P9"><text:span text:style-name="Source_20_Text"><text:span text:style-name="T7"><text:s text:c="14"/></text:span></text:span><text:span text:style-name="Source_20_Text"><text:span text:style-name="T8">);</text:span></text:span></text:p>
        <text:p text:style-name="P9"><text:span text:style-name="Source_20_Text"><text:span text:style-name="T7"><text:s text:c="12"/></text:span></text:span><text:span text:style-name="Source_20_Text"><text:span text:style-name="T8">}</text:span></text:span></text:p>
        <text:p text:style-name="P9"/>
        <text:p text:style-name="P10"><text:span text:style-name="Source_20_Text"><text:span text:style-name="T7"><text:s text:c="12"/></text:span></text:span><text:span text:style-name="Source_20_Text"><text:span text:style-name="T5">// 4. Estado Padrão (Sem dados)</text:span></text:span></text:p>
        <text:p text:style-name="P10"><text:span text:style-name="Source_20_Text"><text:span text:style-name="T7"><text:s text:c="12"/></text:span></text:span><text:span text:style-name="Source_20_Text"><text:span text:style-name="T11">return</text:span></text:span><text:span text:style-name="Source_20_Text"><text:span text:style-name="T8"> </text:span></text:span><text:span text:style-name="Source_20_Text"><text:span text:style-name="T11">const</text:span></text:span><text:span text:style-name="Source_20_Text"><text:span text:style-name="T8"> Text(</text:span></text:span><text:span text:style-name="Source_20_Text"><text:span text:style-name="T9">'Nenhuma postagem encontrada.'</text:span></text:span><text:span text:style-name="Source_20_Text"><text:span text:style-name="T8">);</text:span></text:span></text:p>
        <text:p text:style-name="P9"><text:span text:style-name="Source_20_Text"><text:span text:style-name="T7"><text:s text:c="10"/></text:span></text:span><text:span text:style-name="Source_20_Text"><text:span text:style-name="T8">},</text:span></text:span></text:p>
        <text:p text:style-name="P9"><text:span text:style-name="Source_20_Text"><text:span text:style-name="T7"><text:s text:c="8"/></text:span></text:span><text:span text:style-name="Source_20_Text"><text:span text:style-name="T8">),</text:span></text:span></text:p>
        <text:p text:style-name="P9"><text:span text:style-name="Source_20_Text"><text:span text:style-name="T7"><text:s text:c="6"/></text:span></text:span><text:span text:style-name="Source_20_Text"><text:span text:style-name="T8">),</text:span></text:span></text:p>
        <text:p text:style-name="P9"><text:span text:style-name="Source_20_Text"><text:span text:style-name="T7"><text:s text:c="4"/></text:span></text:span><text:span text:style-name="Source_20_Text"><text:span text:style-name="T8">);</text:span></text:span></text:p>
        <text:p text:style-name="P9"><text:span text:style-name="Source_20_Text"><text:span text:style-name="T7"><text:s text:c="2"/></text:span></text:span><text:span text:style-name="Source_20_Text"><text:span text:style-name="T8">}</text:span></text:span></text:p>
        <text:p text:style-name="P9"><text:span text:style-name="Source_20_Text"><text:span text:style-name="T8">}</text:span></text:span></text:p>
        <text:p text:style-name="P6"><text:span text:style-name="T2">Este código fará uma requisição HTTP para a API, mapeará a resposta JSON para a classe </text:span><text:span text:style-name="Source_20_Text"><text:span text:style-name="T3">Post</text:span></text:span><text:span text:style-name="T2"> e exibirá uma lista de postagens na tela.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07:45:37.493994300</meta:creation-date>
    <dc:date>2025-10-13T07:46:01.283674500</dc:date>
    <meta:editing-duration>PT24S</meta:editing-duration>
    <meta:editing-cycles>1</meta:editing-cycles>
    <meta:document-statistic meta:table-count="0" meta:image-count="0" meta:object-count="0" meta:page-count="4" meta:paragraph-count="157" meta:word-count="621" meta:character-count="5406" meta:non-whitespace-character-count="4046"/>
    <meta:generator>LibreOffice/25.8.1.1$Windows_X86_64 LibreOffice_project/54047653041915e595ad4e45cccea684809c77b5</meta:generator>
  </office:meta>
</office:document-meta>
</file>